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DC00000105E8399FB6C0BE734B.png" manifest:media-type="image/png"/>
  <manifest:file-entry manifest:full-path="Pictures/10000201000001C3000000F61050D0999A19546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="solid" draw:fill-color="#ffffff" draw:textarea-horizontal-align="justify" draw:textarea-vertical-align="middle" draw:auto-grow-height="false" fo:min-height="2.52cm" fo:min-width="2.87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="solid" draw:fill-color="#ffffff" draw:textarea-horizontal-align="justify" draw:textarea-vertical-align="middle" draw:auto-grow-height="false" fo:min-height="2.52cm" fo:min-width="12.47cm" fo:padding-top="0.14cm" fo:padding-bottom="0.14cm" fo:padding-left="0.265cm" fo:padding-right="0.265cm"/>
    </style:style>
    <style:style style:name="gr5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c1cdc1" draw:opacity="100%" draw:textarea-horizontal-align="justify" draw:textarea-vertical-align="middle" draw:auto-grow-height="false" fo:min-height="0.52cm" fo:min-width="3.47cm" fo:padding-top="0.14cm" fo:padding-bottom="0.14cm" fo:padding-left="0.265cm" fo:padding-right="0.265cm" draw:shadow-opacity="100%"/>
      <style:paragraph-properties style:writing-mode="lr-tb"/>
    </style:style>
    <style:style style:name="gr6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6e195" draw:opacity="100%" draw:textarea-horizontal-align="justify" draw:textarea-vertical-align="middle" draw:auto-grow-height="false" fo:min-height="0.52cm" fo:min-width="3.47cm" fo:padding-top="0.14cm" fo:padding-bottom="0.14cm" fo:padding-left="0.265cm" fo:padding-right="0.265cm" draw:shadow-opacity="100%"/>
      <style:paragraph-properties style:writing-mode="lr-tb"/>
    </style:style>
    <style:style style:name="gr7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6e195" draw:opacity="100%" draw:textarea-horizontal-align="justify" draw:textarea-vertical-align="middle" draw:auto-grow-height="false" fo:min-height="0.52cm" fo:min-width="3.67cm" fo:padding-top="0.14cm" fo:padding-bottom="0.14cm" fo:padding-left="0.265cm" fo:padding-right="0.265cm" draw:shadow-opacity="100%"/>
      <style:paragraph-properties style:writing-mode="lr-tb"/>
    </style:style>
    <style:style style:name="gr8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d0e5f0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000000"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solid" draw:fill-color="#c1cdc1" draw:opacity="100%"/>
      <style:paragraph-properties fo:text-align="center" style:writing-mode="lr-tb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solid" draw:fill-color="#f6e195" draw:opacity="100%"/>
      <style:paragraph-properties fo:text-align="center" style:writing-mode="lr-tb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solid" draw:fill-color="#d0e5f0" draw:opacity="100%"/>
      <style:paragraph-properties fo:text-align="center" style:writing-mode="lr-tb"/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3.4cm" svg:height="2.8cm" svg:x="0.05cm" svg:y="0.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6cm" svg:height="1.418cm" draw:transform="rotate (0.00750491578357562) translate (0.507cm 1.337cm)">
            <draw:image xlink:href="Pictures/10000201000001C3000000F61050D0999A19546D.png" xlink:type="simple" xlink:show="embed" xlink:actuate="onLoad" loext:mime-type="image/png">
              <text:p/>
            </draw:image>
          </draw:frame>
          <draw:frame draw:style-name="gr3" draw:text-style-name="P3" draw:layer="layout" svg:width="1.517cm" svg:height="1.8cm" svg:x="1.05cm" svg:y="0.285cm">
            <draw:image xlink:href="Pictures/10000201000000DC00000105E8399FB6C0BE734B.png" xlink:type="simple" xlink:show="embed" xlink:actuate="onLoad" loext:mime-type="image/png">
              <text:p/>
            </draw:image>
          </draw:frame>
          <draw:custom-shape draw:style-name="gr4" draw:text-style-name="P1" draw:layer="layout" svg:width="13cm" svg:height="2.8cm" svg:x="3.6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4cm" svg:height="0.8cm" svg:x="3.85cm" svg:y="0.85cm">
            <text:p text:style-name="P4"><text:span text:style-name="T1">Bibliotheke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cm" svg:height="0.8cm" svg:x="8.05cm" svg:y="0.85cm">
            <text:p text:style-name="P4"><text:span text:style-name="T1">Systemdiens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4.2cm" svg:height="0.8cm" svg:x="12.25cm" svg:y="0.85cm">
            <text:p text:style-name="P4"><text:span text:style-name="T1">Anwendunge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6.2cm" svg:height="0.8cm" svg:x="3.85cm" svg:y="1.85cm">
            <text:p text:style-name="P4"><text:span text:style-name="T1">Variable Date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6.2cm" svg:height="0.8cm" svg:x="10.25cm" svg:y="1.85cm">
            <text:p text:style-name="P4"><text:span text:style-name="T1">Benutzer</text:span><text:span text:style-name="T1">daten</text:span></text:p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1.505cm" svg:height="0.395cm" svg:x="3.815cm" svg:y="0.165cm">
            <draw:text-box>
              <text:p><text:span text:style-name="T2">Userland</text:span></text:p>
            </draw:text-box>
          </draw:frame>
          <draw:frame draw:style-name="gr9" draw:text-style-name="P8" draw:layer="layout" svg:width="1.094cm" svg:height="0.395cm" svg:x="0.22cm" svg:y="0.165cm">
            <draw:text-box>
              <text:p><text:span text:style-name="T2">Kernel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5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250%" draw:distance="250%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7cm" fo:page-height="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1.561cm" svg:x="1cm" svg:y="5.492cm"/>
      <draw:page-thumbnail draw:layer="backgroundobjects" svg:width="8.999cm" svg:height="1.561cm" svg:x="1cm" svg:y="14.068cm"/>
      <draw:page-thumbnail draw:layer="backgroundobjects" svg:width="8.999cm" svg:height="1.561cm" svg:x="1cm" svg:y="22.644cm"/>
      <draw:page-thumbnail draw:layer="backgroundobjects" svg:width="8.999cm" svg:height="1.561cm" svg:x="11cm" svg:y="5.492cm"/>
      <draw:page-thumbnail draw:layer="backgroundobjects" svg:width="8.999cm" svg:height="1.561cm" svg:x="11cm" svg:y="14.068cm"/>
      <draw:page-thumbnail draw:layer="backgroundobjects" svg:width="8.999cm" svg:height="1.561cm" svg:x="11cm" svg:y="22.64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1:09:15.858386957</meta:creation-date>
    <dc:date>2020-02-27T01:42:23.892672813</dc:date>
    <dc:creator>Dennis Schulmeister-Zimolong</dc:creator>
    <meta:editing-duration>PT22M32S</meta:editing-duration>
    <meta:editing-cycles>9</meta:editing-cycles>
    <meta:generator>LibreOffice/6.3.4.2.0$Linux_X86_64 LibreOffice_project/30$Build-2</meta:generator>
    <meta:document-statistic meta:object-count="35"/>
  </office:meta>
</office:document-meta>
</file>